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Consolas" svg:font-family="Consolas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body">
      <style:text-properties officeooo:paragraph-rsid="01854c1e"/>
    </style:style>
    <style:style style:name="P3" style:family="paragraph" style:parent-style-name="jil_5f_body">
      <style:text-properties officeooo:rsid="022ae48d"/>
    </style:style>
    <style:style style:name="P4" style:family="paragraph" style:parent-style-name="jil_5f_body_5f_code">
      <style:text-properties officeooo:paragraph-rsid="0228c6fa"/>
    </style:style>
    <style:style style:name="P5" style:family="paragraph" style:parent-style-name="jil_5f_body_5f_code">
      <style:text-properties officeooo:rsid="0228c6fa" officeooo:paragraph-rsid="0228c6fa"/>
    </style:style>
    <style:style style:name="P6" style:family="paragraph" style:parent-style-name="jil_5f_body_5f_code">
      <style:text-properties officeooo:rsid="022951a9" officeooo:paragraph-rsid="022ae48d"/>
    </style:style>
    <style:style style:name="P7" style:family="paragraph" style:parent-style-name="jil_5f_body_5f_code">
      <style:text-properties officeooo:rsid="022ae48d" officeooo:paragraph-rsid="022ae48d"/>
    </style:style>
    <style:style style:name="P8" style:family="paragraph" style:parent-style-name="jil_5f_body_5f_code">
      <style:text-properties officeooo:rsid="022f3ad6"/>
    </style:style>
    <style:style style:name="P9" style:family="paragraph" style:parent-style-name="jil_5f_title_5f_3">
      <style:text-properties officeooo:rsid="022dedb1"/>
    </style:style>
    <style:style style:name="P10" style:family="paragraph" style:parent-style-name="jil_5f_title_5f_3">
      <style:text-properties officeooo:rsid="022f3ad6"/>
    </style:style>
    <style:style style:name="P11" style:family="paragraph" style:parent-style-name="jil_5f_body">
      <style:text-properties officeooo:rsid="02375f60"/>
    </style:style>
    <style:style style:name="P12" style:family="paragraph" style:parent-style-name="jil_5f_body">
      <style:text-properties officeooo:rsid="02375f60" officeooo:paragraph-rsid="02375f60"/>
    </style:style>
    <style:style style:name="P13" style:family="paragraph" style:parent-style-name="jil_5f_title" style:master-page-name="Standard">
      <style:paragraph-properties style:page-number="auto"/>
      <style:text-properties officeooo:rsid="0223e38f" officeooo:paragraph-rsid="023c018c"/>
    </style:style>
    <style:style style:name="P14" style:family="paragraph" style:parent-style-name="jil_5f_title_5f_2" style:master-page-name="">
      <style:paragraph-properties fo:margin-left="0cm" fo:margin-right="0cm" fo:margin-top="0.3cm" fo:margin-bottom="0.3cm" style:contextual-spacing="false" fo:text-indent="0cm" style:auto-text-indent="false" style:page-number="auto" fo:keep-with-next="always"/>
      <style:text-properties fo:font-variant="normal" fo:text-transform="none" style:font-name="Georgia2" fo:font-size="12pt" fo:font-style="normal" fo:font-weight="bold" officeooo:rsid="0160bed2" officeooo:paragraph-rsid="023c018c" style:font-name-asian="宋体3" style:font-size-asian="12pt" style:font-style-asian="normal" style:font-weight-asian="bold" style:font-name-complex="Tahoma" style:font-size-complex="12pt" style:font-style-complex="italic" style:font-weight-complex="bold"/>
    </style:style>
    <style:style style:name="P15" style:family="paragraph" style:parent-style-name="jil_5f_title_5f_3">
      <style:text-properties officeooo:rsid="02393249"/>
    </style:style>
    <style:style style:name="P16" style:family="paragraph" style:parent-style-name="jil_5f_body_5f_code">
      <style:text-properties officeooo:rsid="02393249" officeooo:paragraph-rsid="02393249"/>
    </style:style>
    <style:style style:name="P17" style:family="paragraph" style:parent-style-name="jil_5f_body_5f_code">
      <style:text-properties officeooo:paragraph-rsid="023dda66"/>
    </style:style>
    <style:style style:name="T1" style:family="text">
      <style:text-properties officeooo:rsid="0160bed2"/>
    </style:style>
    <style:style style:name="T2" style:family="text">
      <style:text-properties officeooo:rsid="0223e38f"/>
    </style:style>
    <style:style style:name="T3" style:family="text">
      <style:text-properties officeooo:rsid="0234346a"/>
    </style:style>
    <style:style style:name="T4" style:family="text">
      <style:text-properties officeooo:rsid="023626be"/>
    </style:style>
    <style:style style:name="T5" style:family="text">
      <style:text-properties officeooo:rsid="023a275e"/>
    </style:style>
    <style:style style:name="T6" style:family="text">
      <style:text-properties fo:color="#0000ff" style:font-name="Consolas1" fo:font-size="12pt" fo:background-color="#0000ff" style:font-size-asian="12pt"/>
    </style:style>
    <style:style style:name="T7" style:family="text">
      <style:text-properties fo:color="#000000" style:font-name="Consolas1" fo:font-size="12pt" fo:background-color="#0000ff" style:font-size-asian="12pt"/>
    </style:style>
    <style:style style:name="T8" style:family="text">
      <style:text-properties fo:color="#2b91af" style:font-name="Consolas1" fo:font-size="12pt" fo:background-color="#0000ff" style:font-size-asian="12pt"/>
    </style:style>
    <style:style style:name="T9" style:family="text">
      <style:text-properties fo:color="#6f008a" style:font-name="Consolas1" fo:font-size="12pt" fo:background-color="#0000ff" style:font-size-asian="12pt"/>
    </style:style>
    <style:style style:name="T10" style:family="text">
      <style:text-properties fo:color="#a31515" style:font-name="Consolas1" fo:font-size="12pt" fo:background-color="#0000ff" style:font-size-asian="12pt"/>
    </style:style>
    <style:style style:name="T11" style:family="text">
      <style:text-properties officeooo:rsid="023c018c"/>
    </style:style>
    <style:style style:name="T12" style:family="text">
      <style:text-properties officeooo:rsid="023dd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1">Performance</text:span></text:p>
      <text:p text:style-name="P2"><text:span text:style-name="T1"/></text:p>
      <text:p text:style-name="P14"><text:span text:style-name="T11">std::Deque Iteration</text:span></text:p>
      <text:p text:style-name="P11"/>
      <text:p text:style-name="P12"/>
      <text:p text:style-name="jil_5f_body_5f_code">void TestDeque() {</text:p>
      <text:p text:style-name="jil_5f_body_5f_code"><text:s text:c="2"/>std::deque&lt;int&gt; int_deque;</text:p>
      <text:p text:style-name="jil_5f_body_5f_code"><text:s text:c="2"/>int_deque.resize(100000);</text:p>
      <text:p text:style-name="jil_5f_body_5f_code"><text:s text:c="2"/>for (size_t i = 0; i &lt; 100000; ++i) {</text:p>
      <text:p text:style-name="jil_5f_body_5f_code"><text:s text:c="4"/>int_deque.push_back(i);</text:p>
      <text:p text:style-name="jil_5f_body_5f_code"><text:s text:c="2"/>}</text:p>
      <text:p text:style-name="jil_5f_body_5f_code"/>
      <text:p text:style-name="jil_5f_body_5f_code"><text:s text:c="2"/>editor::TimeIt t1(wxT("test deque"));</text:p>
      <text:p text:style-name="jil_5f_body_5f_code"><text:s text:c="2"/>t1.Start();</text:p>
      <text:p text:style-name="jil_5f_body_5f_code"/>
      <text:p text:style-name="jil_5f_body_5f_code"><text:s text:c="2"/>for (size_t i = 0; i &lt; 100000; ++i) {</text:p>
      <text:p text:style-name="jil_5f_body_5f_code"><text:s text:c="4"/>int_deque[i] = i + 1;</text:p>
      <text:p text:style-name="jil_5f_body_5f_code"><text:s text:c="2"/>}</text:p>
      <text:p text:style-name="jil_5f_body_5f_code"/>
      <text:p text:style-name="jil_5f_body_5f_code"><text:s text:c="2"/>t1.End();</text:p>
      <text:p text:style-name="jil_5f_body_5f_code"><text:s text:c="2"/>wxLogDebug(t1.result_msg()); // <text:span text:style-name="T12">39ms (debug)</text:span></text:p>
      <text:p text:style-name="jil_5f_body_5f_code"/>
      <text:p text:style-name="jil_5f_body_5f_code"><text:s text:c="2"/>editor::TimeIt t2(wxT("test deque 2"));</text:p>
      <text:p text:style-name="jil_5f_body_5f_code"><text:s text:c="2"/>t2.Start();</text:p>
      <text:p text:style-name="jil_5f_body_5f_code"/>
      <text:p text:style-name="jil_5f_body_5f_code"><text:soft-page-break/><text:s text:c="2"/>std::deque&lt;int&gt;::iterator end = int_deque.end();</text:p>
      <text:p text:style-name="jil_5f_body_5f_code"><text:s text:c="2"/>for (std::deque&lt;int&gt;::iterator it = int_deque.begin(); it != end; ++it) {</text:p>
      <text:p text:style-name="jil_5f_body_5f_code"><text:s text:c="4"/>*it = 1;</text:p>
      <text:p text:style-name="jil_5f_body_5f_code"><text:s text:c="2"/>}</text:p>
      <text:p text:style-name="jil_5f_body_5f_code"/>
      <text:p text:style-name="jil_5f_body_5f_code"><text:s text:c="2"/>t2.End();</text:p>
      <text:p text:style-name="P17"><text:s text:c="2"/>wxLogDebug(t2.result_msg()); // <text:span text:style-name="T12">7ms (debug)</text:span></text:p>
      <text:p text:style-name="jil_5f_body_5f_code">}</text:p>
      <text:p text:style-name="jil_5f_body_5f_code"/>
      <text:p text:style-name="jil_5f_title_5f_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Consolas" svg:font-family="Consolas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style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0pt" fo:language="en" fo:country="US" style:font-name-asian="宋体1" style:font-size-asian="10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 style:page-number="auto"/>
      <style:text-properties fo:text-transform="capitalize" style:font-name="Georgia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style:font-name="Book Antiqua" fo:font-size="10pt" style:font-name-asian="宋体2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style:contextual-spacing="false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1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size="10pt" style:font-name-asian="宋体2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size="10pt" style:font-name-asian="宋体2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3cm" fo:margin-bottom="0.3cm" style:contextual-spacing="false" fo:text-align="start" style:justify-single-word="false" fo:text-indent="0cm" style:auto-text-indent="false" style:page-number="auto"/>
      <style:text-properties fo:font-variant="normal" fo:text-transform="none" style:font-name="Georgia2" fo:font-size="12pt" fo:font-style="normal" fo:font-weight="bold" style:font-name-asian="宋体3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style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DejaVu Sans Mono" fo:font-size="10pt" style:font-name-asian="宋体1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size="11pt" fo:font-style="italic" style:font-name-asian="宋体1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.101cm" style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.101cm" fo:margin-bottom="0.101cm" style:contextual-spacing="false" fo:line-height="100%" fo:text-align="start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style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style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 style:master-page-name="">
      <style:paragraph-properties fo:margin-left="0cm" fo:margin-right="0cm" fo:margin-top="0.4cm" fo:margin-bottom="0.3cm" style:contextual-spacing="false" fo:text-indent="0cm" style:auto-text-indent="false" style:page-number="auto" style:shadow="none"/>
      <style:text-properties fo:text-transform="capitalize" style:font-name="DejaVu Sans Mono1" fo:font-size="10pt" fo:letter-spacing="0.035cm" fo:font-style="normal" fo:font-weight="bold" style:font-name-asian="宋体4" style:font-size-asian="10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style:contextual-spacing="false" fo:text-indent="0cm" style:auto-text-indent="false"/>
      <style:text-properties style:font-name="Book Antiqua1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style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" style:font-size-asian="10pt" style:font-name-complex="Courier New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size="10pt" fo:font-style="normal" fo:text-shadow="none" fo:font-weight="bold" style:font-name-asian="宋体1" style:font-size-asian="10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size="11pt" fo:font-style="italic" style:font-name-asian="宋体1" style:font-size-asian="10.5pt" style:font-style-asian="italic" style:font-size-complex="12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jil_5f_body_5f_red" style:display-name="jil_body_red" style:family="text">
      <style:text-properties fo:color="#ff0000" style:font-name="Book Antiqua" fo:font-size="10pt" style:font-size-asian="10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jil_5f_body_5f_blue" style:display-name="jil_body_blue" style:family="text">
      <style:text-properties fo:color="#0000ff" style:font-name="Book Antiqua" fo:font-size="10pt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jil_5f_header_5f_right"/>
      </style:header-left>
      <style:footer>
        <text:p text:style-name="jil_5f_footer_5f_left"><text:page-number text:select-page="current">5</text:page-number></text:p>
      </style:footer>
      <style:footer-left style:display="false">
        <text:p text:style-name="jil_5f_footer_5f_right"><text:page-number text:select-page="current">2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2H36M29S</meta:editing-duration>
    <meta:editing-cycles>547</meta:editing-cycles>
    <meta:generator>LibreOffice/4.0.1.2$Windows_x86 LibreOffice_project/84102822e3d61eb989ddd325abf1ac077904985</meta:generator>
    <meta:creation-date>2012-11-15T12:29:24.83</meta:creation-date>
    <dc:date>2013-09-22T14:27:06.81</dc:date>
    <meta:document-statistic meta:table-count="0" meta:image-count="0" meta:object-count="0" meta:page-count="2" meta:paragraph-count="26" meta:word-count="77" meta:character-count="602" meta:non-whitespace-character-count="505"/>
    <meta:user-defined meta:name="Info 1"/>
    <meta:user-defined meta:name="Info 2"/>
    <meta:user-defined meta:name="Info 3"/>
    <meta:user-defined meta:name="Info 4"/>
  </office:meta>
</office:document-meta>
</file>